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1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1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1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16" style:family="paragraph" style:parent-style-name="Contents_20_Heading">
      <style:text-properties fo:language="en" fo:country="GB"/>
    </style:style>
    <style:style style:name="P17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8" style:family="paragraph" style:parent-style-name="Text_20_body">
      <style:text-properties fo:language="en" fo:country="GB"/>
    </style:style>
    <style:style style:name="P19" style:family="paragraph" style:parent-style-name="Text_20_body">
      <style:text-properties fo:language="en" fo:country="GB" officeooo:rsid="0011b027" officeooo:paragraph-rsid="0011b02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Standard" style:master-page-name="First_20_Page">
      <style:paragraph-properties style:page-number="auto"/>
      <style:text-properties fo:language="en" fo:country="GB"/>
    </style:style>
    <style:style style:name="P24" style:family="paragraph" style:parent-style-name="Titulo" style:master-page-name="Standard">
      <style:paragraph-properties style:page-number="auto"/>
      <style:text-properties fo:language="en" fo:country="GB"/>
    </style:style>
    <style:style style:name="P25" style:family="paragraph" style:parent-style-name="Heading_20_1">
      <style:text-properties fo:language="en" fo:country="GB"/>
    </style:style>
    <style:style style:name="P26" style:family="paragraph" style:parent-style-name="Heading_20_2">
      <style:paragraph-properties fo:break-before="page"/>
      <style:text-properties fo:language="en" fo:country="GB"/>
    </style:style>
    <style:style style:name="P27" style:family="paragraph" style:parent-style-name="Text_20_body" style:list-style-name="L1">
      <style:text-properties fo:language="en" fo:country="GB"/>
    </style:style>
    <style:style style:name="P28" style:family="paragraph" style:parent-style-name="Text_20_body" style:list-style-name="L1">
      <style:text-properties fo:language="en" fo:country="GB" officeooo:rsid="0011b027" officeooo:paragraph-rsid="0011b027"/>
    </style:style>
    <style:style style:name="P29" style:family="paragraph" style:parent-style-name="Text_20_body" style:list-style-name="L2">
      <style:text-properties fo:language="en" fo:country="GB"/>
    </style:style>
    <style:style style:name="P30" style:family="paragraph" style:parent-style-name="Text_20_body" style:list-style-name="L3">
      <style:text-properties fo:language="en" fo:country="G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11b027"/>
    </style:style>
    <style:style style:name="T8" style:family="text">
      <style:text-properties officeooo:rsid="001368a0"/>
    </style:style>
    <style:style style:name="T9" style:family="text">
      <style:text-properties officeooo:rsid="0014bce2"/>
    </style:style>
    <style:style style:name="T10" style:family="text">
      <style:text-properties officeooo:rsid="0017c4b5"/>
    </style:style>
    <style:style style:name="T11" style:family="text">
      <style:text-properties officeooo:rsid="00198aae"/>
    </style:style>
    <style:style style:name="T12" style:family="text">
      <style:text-properties officeooo:rsid="001b7d57"/>
    </style:style>
    <style:style style:name="T13" style:family="text">
      <style:text-properties officeooo:rsid="001d6730"/>
    </style:style>
    <style:style style:name="T14" style:family="text">
      <style:text-properties officeooo:rsid="001f403a"/>
    </style:style>
    <style:style style:name="T15" style:family="text">
      <style:text-properties officeooo:rsid="001f85d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3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<text:span text:style-name="T7">5</text:span>.<text:user-field-get text:name="Tema">Fundamentals of operating systems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Alfredo Oltra / Sergio García</text:p>
      <text:p text:style-name="P21"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21"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13">9</text:span>/20<text:span text:style-name="T13">20</text:span></text:p>
      <text:p text:style-name="P10"><text:tab/><text:tab/><text:tab/><text:tab/><text:tab/><text:tab/><text:tab/><text:tab/><text:tab/><text:tab/>Versión:<text:date style:data-style-name="N104" text:date-value="2019-09-19T12:35:06.151018920">190919</text:date>.<text:time style:data-style-name="N105" text:time-value="2019-09-19T12:35:06.151189911">1234</text:time></text:p>
      <text:p text:style-name="P8"/>
      <text:p text:style-name="P5"/>
      <text:p text:style-name="P5"/>
      <text:p text:style-name="P5"><text:soft-page-break/></text:p>
      <text:p text:style-name="P17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7">Nomenclatura</text:p>
      <text:p text:style-name="P18"/>
      <text:p text:style-name="P18">A lo largo de este tema se utilizarán distintos símbolos para distinguir elementos importantes dentro del contenido. Estos símbolos son:</text:p>
      <text:p text:style-name="P18"/>
      <text:p text:style-name="P13"><text:span text:style-name="T3"> </text:span>Importante</text:p>
      <text:p text:style-name="P20"/>
      <text:p text:style-name="P13"><text:span text:style-name="T3"> </text:span>Atención</text:p>
      <text:p text:style-name="P20"/>
      <text:p text:style-name="P13"><text:span text:style-name="T3"></text:span> <text:s/>Interesante</text:p>
      <text:h text:style-name="P25" text:outline-level="1" text:is-list-header="true"/>
      <text:h text:style-name="P26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Índice de contenido</text:p>
          </text:index-title>
          <text:p text:style-name="P15">1.Data<text:tab/>4</text:p>
          <text:p text:style-name="P15">2.Previous knowledge<text:tab/>4</text:p>
          <text:p text:style-name="P15">3.Objectives<text:tab/>4</text:p>
          <text:p text:style-name="P15">4.Contents<text:tab/>4</text:p>
          <text:p text:style-name="P15">5.Activities<text:tab/>5</text:p>
          <text:p text:style-name="P15">6.Recommendations<text:tab/>5</text:p>
        </text:index-body>
      </text:table-of-content>
      <text:p text:style-name="P5"/>
      <text:p text:style-name="P24">UD0<text:user-field-get text:name="NumeroTema">5</text:user-field-get>. <text:user-field-get text:name="Tema">Fundamentals of operating systems</text:user-field-get></text:p>
      <text:p text:style-name="P14"/>
      <text:h text:style-name="P25" text:outline-level="1">Data</text:h>
      <text:p text:style-name="P18">From <text:span text:style-name="T10">18</text:span>/11/201<text:span text:style-name="T13">9</text:span> to <text:span text:style-name="T12">01</text:span>/1<text:span text:style-name="T9">2</text:span>/201<text:span text:style-name="T13">9</text:span>. The length of the unit is <text:span text:style-name="T15">2</text:span> weeks (<text:span text:style-name="T14">24</text:span> hours).</text:p>
      <text:h text:style-name="P25" text:outline-level="1">Previous knowledge</text:h>
      <text:p text:style-name="P19">Knowledge about hardware.</text:p>
      <text:h text:style-name="P25" text:outline-level="1">Objectives</text:h>
      <text:list xml:id="list3958338198" text:style-name="L1">
        <text:list-item>
          <text:p text:style-name="P27">To learn <text:span text:style-name="T7">how an operating system works.</text:span></text:p>
        </text:list-item>
        <text:list-item>
          <text:p text:style-name="P28">To learn what task do an operating system</text:p>
        </text:list-item>
      </text:list>
      <text:h text:style-name="P25" text:outline-level="1">Contents</text:h>
      <text:list xml:id="list833917835" text:style-name="L2">
        <text:list-item>
          <text:p text:style-name="P29">Assembling a computer</text:p>
        </text:list-item>
        <text:list-item>
          <text:p text:style-name="P29">Repair a computer</text:p>
        </text:list-item>
      </text:list>
      <text:h text:style-name="P25" text:outline-level="1">Activities</text:h>
      <text:p text:style-name="P18">You have <text:span text:style-name="T7">two</text:span> kinds of activities. </text:p>
      <text:list xml:id="list273910139" text:style-name="L3">
        <text:list-item>
          <text:p text:style-name="P30">Research and development activities. You have to search information (most of it not studied in the contents) and write about it.</text:p>
        </text:list-item>
      </text:list>
      <text:h text:style-name="P25" text:outline-level="1">Recommendations</text:h>
      <text:p text:style-name="P18">The activities help you <text:span text:style-name="T11">to order</text:span> and clarify ideas. Besides there <text:span text:style-name="T11">is</text:span> a test to help you <text:span text:style-name="T11">to check</text:span> your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4H56M9S</meta:editing-duration>
    <meta:editing-cycles>32</meta:editing-cycles>
    <meta:generator>LibreOffice/6.3.1.2$Linux_X86_64 LibreOffice_project/30$Build-2</meta:generator>
    <dc:title>Plantilla CEED</dc:title>
    <dc:date>2019-09-19T12:35:06.021941276</dc:date>
    <meta:print-date>2016-11-05T11:04:59.786000000</meta:print-date>
    <meta:document-statistic meta:table-count="0" meta:image-count="1" meta:object-count="0" meta:page-count="4" meta:paragraph-count="43" meta:word-count="231" meta:character-count="1494" meta:non-whitespace-character-count="1297"/>
    <meta:template xlink:type="simple" xlink:actuate="onRequest" xlink:title="Plantilla CEED" xlink:href="../../.config/libreoffice/4/user/template/Plantilla%20CEED.ott" meta:date="2016-09-15T13:17:11.020000000"/>
  </office:meta>
</office:document-meta>
</file>